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8pt" style:font-size-asian="18pt" style:font-size-complex="18pt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forestry.oxfordjournals.org/content/72/1/59.short" text:style-name="Internet_20_link" text:visited-style-name="Visited_20_Internet_20_Link"><text:span text:style-name="T1">http://forestry.oxfordjournals.org/content/72/1/59.short</text:span></text:a></text:p>
      <text:p text:style-name="P1">-canopy cover and understory vegetation</text:p>
      <text:p text:style-name="P2"><text:a xlink:type="simple" xlink:href="http://www.publish.csiro.au/paper/WF01045" text:style-name="Internet_20_link" text:visited-style-name="Visited_20_Internet_20_Link"><text:span text:style-name="T1">http://www.publish.csiro.au/paper/WF01045</text:span></text:a></text:p>
      <text:p text:style-name="P1">-controlled burning of forests</text:p>
      <text:p text:style-name="P2"><text:a xlink:type="simple" xlink:href="http://www.sciencedirect.com/science/article/pii/S0378112705000411" text:style-name="Internet_20_link" text:visited-style-name="Visited_20_Internet_20_Link"><text:span text:style-name="T1">http://www.sciencedirect.com/science/article/pii/S0378112705000411</text:span></text:a></text:p>
      <text:p text:style-name="P1">-fuel reduction</text:p>
      <text:p text:style-name="P2"><text:a xlink:type="simple" xlink:href="http://www.ingentaconnect.com/content/saf/fs/2000/00000046/00000002/art00013" text:style-name="Internet_20_link" text:visited-style-name="Visited_20_Internet_20_Link"><text:span text:style-name="T1">http://www.ingentaconnect.com/content/saf/fs/2000/00000046/00000002/art00013</text:span></text:a></text:p>
      <text:p text:style-name="P1">-understory vege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j vasa</meta:initial-creator>
    <meta:creation-date>2015-03-10T21:50:03.50</meta:creation-date>
    <meta:document-statistic meta:table-count="0" meta:image-count="0" meta:object-count="0" meta:page-count="1" meta:paragraph-count="8" meta:word-count="17" meta:character-count="345"/>
    <dc:date>2015-03-10T21:51:40.27</dc:date>
    <dc:creator>manoj vasa</dc:creator>
    <meta:editing-duration>PT1M40S</meta:editing-duration>
    <meta:editing-cycles>1</meta:editing-cycles>
    <meta:generator>OpenOffice/4.1.1$Win32 OpenOffice.org_project/411m6$Build-9775</meta:generator>
  </office:meta>
</office:document-meta>
</file>